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="solid" draw:fill-color="#ffffff" draw:textarea-horizontal-align="center" fo:padding-top="0.075cm" fo:padding-bottom="0.075cm" fo:padding-left="0.101cm" fo:padding-right="0.101cm"/>
    </style:style>
    <style:style style:name="gr2" style:family="graphic" style:parent-style-name="objectwithoutfill">
      <style:graphic-properties draw:marker-start="Arrow" draw:marker-start-width="0.2cm" draw:marker-start-center="true" draw:marker-end="Arrow" draw:marker-end-width="0.2cm" draw:marker-end-center="true" draw:fill="none" draw:textarea-horizontal-align="center"/>
    </style:style>
    <style:style style:name="gr3" style:family="graphic" style:parent-style-name="standard">
      <style:graphic-properties svg:stroke-width="0.05cm" draw:marker-start-width="0.451cm" draw:marker-end-width="0.451cm" draw:fill="none" draw:fill-color="#ffffff" draw:textarea-horizontal-align="center" fo:padding-top="0.15cm" fo:padding-bottom="0.15cm" fo:padding-left="0.175cm" fo:padding-right="0.175cm"/>
    </style:style>
    <style:style style:name="gr4" style:family="graphic" style:parent-style-name="standard">
      <style:graphic-properties draw:stroke="none" svg:stroke-width="0cm" svg:stroke-color="#000000" draw:fill="none" draw:fill-color="#ffffff" draw:textarea-horizontal-align="center" draw:textarea-vertical-align="middle" draw:auto-grow-height="true" draw:auto-grow-width="false" fo:min-height="0.849cm" fo:min-width="0cm"/>
      <style:paragraph-properties style:writing-mode="lr-tb"/>
    </style:style>
    <style:style style:name="gr5" style:family="graphic" style:parent-style-name="standard">
      <style:graphic-properties svg:stroke-width="0cm" draw:fill="solid" draw:fill-color="#cccccc" draw:textarea-horizontal-align="center" draw:textarea-vertical-align="middle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svg:stroke-width="0cm" draw:fill="none" draw:fill-color="#ffffff" draw:textarea-horizontal-align="center" draw:textarea-vertical-align="middle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center" draw:textarea-vertical-align="middle" draw:auto-grow-height="true" draw:auto-grow-width="false" fo:min-height="1.304cm" fo:min-width="0cm"/>
      <style:paragraph-properties style:writing-mode="lr-tb"/>
    </style:style>
    <style:style style:name="gr8" style:family="graphic" style:parent-style-name="standard">
      <style:graphic-properties svg:stroke-width="0.05cm" draw:marker-start-width="0.375cm" draw:marker-end-width="0.3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1cm" svg:stroke-color="#000000" draw:fill="none" draw:fill-color="#ffffff" draw:textarea-horizontal-align="center" draw:textarea-vertical-align="middle" draw:auto-grow-height="true" draw:auto-grow-width="false" fo:min-height="0.647cm" fo:min-width="0cm"/>
      <style:paragraph-properties style:writing-mode="lr-tb"/>
    </style:style>
    <style:style style:name="gr10" style:family="graphic" style:parent-style-name="standard">
      <style:graphic-properties draw:stroke="none" svg:stroke-width="0.051cm" svg:stroke-color="#000000" draw:fill="none" draw:fill-color="#ffffff" draw:textarea-horizontal-align="center" draw:textarea-vertical-align="middle" draw:auto-grow-height="true" draw:auto-grow-width="false" fo:min-height="0.638cm" fo:min-width="0cm"/>
      <style:paragraph-properties style:writing-mode="lr-tb"/>
    </style:style>
    <style:style style:name="gr11" style:family="graphic" style:parent-style-name="standard">
      <style:graphic-properties draw:fill="solid" draw:fill-color="#cccccc" draw:textarea-horizontal-align="center" draw:textarea-vertical-align="middle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fill="solid" draw:fill-color="#ffffff" draw:textarea-horizontal-align="center" draw:textarea-vertical-align="middle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width="0.051cm" svg:stroke-color="#000000" draw:fill="none" draw:fill-color="#ffffff" draw:textarea-horizontal-align="center" draw:textarea-vertical-align="middle" draw:auto-grow-height="true" draw:auto-grow-width="false" fo:min-height="1.005cm" fo:min-width="0cm"/>
      <style:paragraph-properties style:writing-mode="lr-tb"/>
    </style:style>
    <style:style style:name="gr14" style:family="graphic" style:parent-style-name="standard">
      <style:graphic-properties draw:stroke="none" svg:stroke-width="0.051cm" svg:stroke-color="#000000" draw:fill="none" draw:fill-color="#ffffff" draw:textarea-horizontal-align="center" draw:textarea-vertical-align="middle" draw:auto-grow-height="true" draw:auto-grow-width="false" fo:min-height="0.561cm" fo:min-width="0cm"/>
      <style:paragraph-properties style:writing-mode="lr-tb"/>
    </style:style>
    <style:style style:name="gr15" style:family="graphic" style:parent-style-name="objectwithoutfill">
      <style:graphic-properties svg:stroke-width="0.025cm" draw:marker-start="Arrow" draw:marker-start-width="0.274cm" draw:marker-end="Arrow" draw:marker-end-width="0.274cm" draw:fill="none" draw:textarea-horizontal-align="center" draw:textarea-vertical-align="middle" fo:padding-top="0.137cm" fo:padding-bottom="0.137cm" fo:padding-left="0.262cm" fo:padding-right="0.262cm"/>
    </style:style>
    <style:style style:name="gr16" style:family="graphic" style:parent-style-name="objectwithoutfill">
      <style:graphic-properties svg:stroke-width="0.025cm" draw:marker-start="Arrow" draw:marker-start-width="0.274cm" draw:marker-end="" draw:marker-end-width="0.274cm" draw:fill="none" draw:textarea-horizontal-align="center" draw:textarea-vertical-align="middle" fo:padding-top="0.137cm" fo:padding-bottom="0.137cm" fo:padding-left="0.262cm" fo:padding-right="0.262cm"/>
    </style:style>
    <style:style style:name="gr17" style:family="graphic" style:parent-style-name="objectwithoutfill">
      <style:graphic-properties svg:stroke-width="0.025cm" draw:marker-start="" draw:marker-start-width="0.274cm" draw:marker-end="Arrow" draw:marker-end-width="0.274cm" draw:fill="none" draw:textarea-horizontal-align="center" draw:textarea-vertical-align="middle" fo:padding-top="0.137cm" fo:padding-bottom="0.137cm" fo:padding-left="0.262cm" fo:padding-right="0.262cm"/>
    </style:style>
    <style:style style:name="gr18" style:family="graphic" style:parent-style-name="standard">
      <style:graphic-properties draw:stroke="none" svg:stroke-width="0.05cm" svg:stroke-color="#000000" draw:fill="none" draw:fill-color="#ffffff" draw:textarea-horizontal-align="center" draw:textarea-vertical-align="middle" draw:auto-grow-height="true" draw:auto-grow-width="false" fo:min-height="0.877cm" fo:min-width="0cm"/>
      <style:paragraph-properties style:writing-mode="lr-tb"/>
    </style:style>
    <style:style style:name="gr19" style:family="graphic" style:parent-style-name="standard">
      <style:graphic-properties draw:stroke="none" svg:stroke-width="0.05cm" svg:stroke-color="#000000" draw:fill="none" draw:fill-color="#ffffff" draw:textarea-horizontal-align="center" draw:textarea-vertical-align="middle" draw:auto-grow-height="true" draw:auto-grow-width="false" fo:min-height="1.567cm" fo:min-width="0cm"/>
      <style:paragraph-properties style:writing-mode="lr-tb"/>
    </style:style>
    <style:style style:name="gr20" style:family="graphic" style:parent-style-name="standard">
      <style:graphic-properties svg:stroke-width="0.05cm" draw:fill="solid" draw:fill-color="#cccccc" draw:textarea-horizontal-align="center" draw:textarea-vertical-align="middle" fo:padding-top="0.025cm" fo:padding-bottom="0.025cm" fo:padding-left="0.025cm" fo:padding-right="0.025cm"/>
      <style:paragraph-properties style:writing-mode="lr-tb"/>
    </style:style>
    <style:style style:name="gr21" style:family="graphic" style:parent-style-name="standard">
      <style:graphic-properties svg:stroke-width="0.05cm" draw:fill="solid" draw:fill-color="#ffffff" draw:textarea-horizontal-align="center" draw:textarea-vertical-align="middle" fo:padding-top="0.025cm" fo:padding-bottom="0.025cm" fo:padding-left="0.025cm" fo:padding-right="0.025cm"/>
      <style:paragraph-properties style:writing-mode="lr-tb"/>
    </style:style>
    <style:style style:name="gr22" style:family="graphic" style:parent-style-name="standard">
      <style:graphic-properties svg:stroke-width="0.05cm" draw:marker-start-width="0.376cm" draw:marker-end-width="0.376cm" draw:fill="none" draw:fill-color="#ffffff" draw:textarea-horizontal-align="center" fo:padding-top="0.15cm" fo:padding-bottom="0.15cm" fo:padding-left="0.175cm" fo:padding-right="0.175cm"/>
    </style:style>
    <style:style style:name="gr23" style:family="graphic" style:parent-style-name="standard">
      <style:graphic-properties svg:stroke-width="0.05cm" draw:marker-start-width="0.375cm" draw:marker-end-width="0.375cm" draw:fill="solid" draw:fill-color="#ffffff" draw:textarea-horizontal-align="center" draw:textarea-vertical-align="middle" fo:padding-top="0.15cm" fo:padding-bottom="0.15cm" fo:padding-left="0.275cm" fo:padding-right="0.275cm"/>
      <style:paragraph-properties style:writing-mode="lr-tb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cccccc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9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0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solid" draw:fill-color="#ffffff"/>
      <style:text-properties fo:font-size="14pt" style:font-size-asian="14pt" style:font-size-complex="14pt"/>
    </style:style>
    <style:style style:name="P12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0.6cm" svg:height="17.95cm" svg:x="1.5cm" svg:y="0.55cm">
          <text:p/>
        </draw:rect>
        <draw:connector draw:style-name="gr2" draw:text-style-name="P2" draw:layer="layout" svg:x1="10.117cm" svg:y1="4.9cm" svg:x2="10.117cm" svg:y2="4.253cm" draw:start-shape="id1" draw:start-glue-point="0" draw:end-shape="id2" draw:end-glue-point="2" svg:d="M10117 4900v-647" svg:viewBox="0 0 1 648">
          <text:p/>
        </draw:connector>
        <draw:connector draw:style-name="gr2" draw:text-style-name="P2" draw:layer="layout" svg:x1="6.75cm" svg:y1="4.85cm" svg:x2="6.75cm" svg:y2="4.253cm" draw:start-shape="id3" draw:start-glue-point="0" draw:end-shape="id4" draw:end-glue-point="2" svg:d="M6750 4850v-597" svg:viewBox="0 0 1 598">
          <text:p/>
        </draw:connector>
        <draw:connector draw:style-name="gr2" draw:text-style-name="P2" draw:layer="layout" svg:x1="9.04cm" svg:y1="6.387cm" svg:x2="10.117cm" svg:y2="5.563cm" draw:start-shape="id5" draw:start-glue-point="0" draw:end-shape="id1" draw:end-glue-point="2" svg:d="M9040 6387v-412h1077v-412" svg:viewBox="0 0 1078 825">
          <text:p/>
        </draw:connector>
        <draw:connector draw:style-name="gr2" draw:text-style-name="P2" draw:layer="layout" draw:line-skew="0.025cm" svg:x1="7.793cm" svg:y1="6.387cm" svg:x2="6.75cm" svg:y2="5.563cm" draw:start-shape="id6" draw:start-glue-point="0" draw:end-shape="id3" draw:end-glue-point="2" svg:d="M7793 6387v-387h-1043v-437" svg:viewBox="0 0 1044 825">
          <text:p/>
        </draw:connector>
        <draw:g>
          <draw:rect draw:style-name="gr3" draw:text-style-name="P3" draw:layer="layout" svg:width="17.3cm" svg:height="9.8cm" svg:x="4.2cm" svg:y="8.15cm">
            <text:p/>
          </draw:rect>
          <draw:frame draw:style-name="gr4" draw:text-style-name="P4" draw:layer="layout" svg:width="2.354cm" svg:height="0.899cm" svg:x="4.296cm" svg:y="8.214cm">
            <draw:text-box>
              <text:p><text:span text:style-name="T1">SHELL</text:span></text:p>
            </draw:text-box>
          </draw:frame>
          <draw:g>
            <draw:rect draw:style-name="gr5" draw:text-style-name="P6" draw:layer="layout" svg:width="2.576cm" svg:height="0.523cm" svg:x="7.16cm" svg:y="8.186cm">
              <text:p text:style-name="P5"><text:span text:style-name="T2">ROLE</text:span></text:p>
            </draw:rect>
            <draw:rect draw:style-name="gr6" draw:text-style-name="P7" draw:layer="layout" svg:width="1.307cm" svg:height="0.523cm" svg:x="7.161cm" svg:y="8.687cm">
              <text:p text:style-name="P5"><text:span text:style-name="T2">Udp</text:span></text:p>
            </draw:rect>
            <draw:rect draw:style-name="gr6" draw:text-style-name="P7" draw:layer="layout" svg:width="1.268cm" svg:height="0.523cm" svg:x="8.468cm" svg:y="8.687cm">
              <text:p text:style-name="P5"><text:span text:style-name="T2">Tcp</text:span></text:p>
            </draw:rect>
          </draw:g>
          <draw:g>
            <draw:rect draw:style-name="gr5" draw:text-style-name="P6" draw:layer="layout" svg:width="2.576cm" svg:height="0.523cm" svg:x="14.66cm" svg:y="8.186cm">
              <text:p text:style-name="P5"><text:span text:style-name="T2">ROLE</text:span></text:p>
            </draw:rect>
            <draw:rect draw:style-name="gr6" draw:text-style-name="P7" draw:layer="layout" svg:width="1.307cm" svg:height="0.523cm" svg:x="14.661cm" svg:y="8.687cm">
              <text:p text:style-name="P5"><text:span text:style-name="T2">Mp0</text:span></text:p>
            </draw:rect>
            <draw:rect draw:style-name="gr6" draw:text-style-name="P7" draw:layer="layout" svg:width="1.268cm" svg:height="0.523cm" svg:x="15.968cm" svg:y="8.687cm">
              <text:p text:style-name="P5"><text:span text:style-name="T2">Mp1</text:span></text:p>
            </draw:rect>
          </draw:g>
          <draw:rect draw:style-name="gr5" draw:text-style-name="P6" draw:layer="layout" svg:width="2.576cm" svg:height="0.523cm" draw:transform="rotate (1.5707963267949) translate (20.949cm 12.89cm)">
            <text:p text:style-name="P5"><text:span text:style-name="T2">DDR4</text:span></text:p>
          </draw:rect>
          <draw:rect draw:style-name="gr6" draw:text-style-name="P7" draw:layer="layout" svg:width="1.307cm" svg:height="0.523cm" draw:transform="rotate (1.5707963267949) translate (20.45cm 12.889cm)">
            <text:p text:style-name="P5"><text:span text:style-name="T2">Mc0</text:span></text:p>
          </draw:rect>
          <draw:rect draw:style-name="gr6" draw:text-style-name="P7" draw:layer="layout" svg:width="1.268cm" svg:height="0.523cm" draw:transform="rotate (1.5707963267949) translate (20.45cm 11.582cm)">
            <text:p text:style-name="P5"><text:span text:style-name="T2">Mc1</text:span></text:p>
          </draw:rect>
          <draw:rect draw:style-name="gr5" draw:text-style-name="P6" draw:layer="layout" svg:width="1.397cm" svg:height="0.523cm" draw:transform="rotate (1.5707963267949) translate (20.95cm 15.648cm)">
            <text:p text:style-name="P5"><text:span text:style-name="T2">PSOC</text:span></text:p>
          </draw:rect>
          <draw:g>
            <draw:rect draw:style-name="gr5" draw:text-style-name="P6" draw:layer="layout" svg:width="4.953cm" svg:height="0.523cm" draw:transform="rotate (1.5707963267949) translate (4.237cm 15.178cm)">
              <text:p text:style-name="P5"><text:span text:style-name="T2">CLKT</text:span></text:p>
            </draw:rect>
            <draw:rect draw:style-name="gr6" draw:text-style-name="P7" draw:layer="layout" svg:width="1.718cm" svg:height="0.523cm" draw:transform="rotate (1.5707963267949) translate (4.778cm 13.4cm)">
              <text:p text:style-name="P5"><text:span text:style-name="T2">Mem[0:1]</text:span></text:p>
            </draw:rect>
            <draw:rect draw:style-name="gr6" draw:text-style-name="P7" draw:layer="layout" svg:width="1.457cm" svg:height="0.523cm" draw:transform="rotate (1.5707963267949) translate (4.778cm 11.682cm)">
              <text:p text:style-name="P5"><text:span text:style-name="T2">10Ge</text:span></text:p>
            </draw:rect>
            <draw:rect draw:style-name="gr6" draw:text-style-name="P7" draw:layer="layout" svg:width="1.796cm" svg:height="0.523cm" draw:transform="rotate (1.5707963267949) translate (4.779cm 15.178cm)">
              <text:p text:style-name="P5"><text:span text:style-name="T2">Usr[0:1]</text:span></text:p>
            </draw:rect>
          </draw:g>
          <draw:frame draw:style-name="gr7" draw:text-style-name="P8" draw:layer="layout" svg:width="2.354cm" svg:height="1.354cm" svg:x="11.096cm" svg:y="8.725cm">
            <draw:text-box>
              <text:p><text:span text:style-name="T3">Kale</text:span></text:p>
            </draw:text-box>
          </draw:frame>
        </draw:g>
        <draw:g>
          <draw:g>
            <draw:rect draw:style-name="gr8" draw:text-style-name="P1" draw:layer="layout" svg:width="5.118cm" svg:height="2.569cm" svg:x="5.931cm" svg:y="10.7cm">
              <text:p/>
            </draw:rect>
            <draw:frame draw:style-name="gr9" draw:text-style-name="P9" draw:layer="layout" svg:width="1.569cm" svg:height="0.697cm" svg:x="5.931cm" svg:y="10.7cm">
              <draw:text-box>
                <text:p><text:span text:style-name="T4">NTS</text:span></text:p>
              </draw:text-box>
            </draw:frame>
          </draw:g>
        </draw:g>
        <draw:g>
          <draw:rect draw:style-name="gr8" draw:text-style-name="P1" draw:layer="layout" svg:width="5.118cm" svg:height="2.533cm" svg:x="13.375cm" svg:y="10.75cm">
            <text:p/>
          </draw:rect>
          <draw:frame draw:style-name="gr10" draw:text-style-name="P9" draw:layer="layout" svg:width="1.778cm" svg:height="0.688cm" svg:x="13.375cm" svg:y="10.75cm">
            <draw:text-box>
              <text:p><text:span text:style-name="T4">MEM</text:span></text:p>
            </draw:text-box>
          </draw:frame>
        </draw:g>
        <draw:g>
          <draw:rect draw:style-name="gr11" draw:text-style-name="P6" draw:layer="layout" svg:width="3.2cm" svg:height="0.523cm" svg:x="6.85cm" svg:y="17.386cm">
            <text:p text:style-name="P5"><text:span text:style-name="T2">ECON</text:span></text:p>
          </draw:rect>
          <draw:rect draw:style-name="gr12" draw:text-style-name="P10" draw:layer="layout" svg:width="1.618cm" svg:height="0.523cm" svg:x="6.85cm" svg:y="16.887cm">
            <text:p text:style-name="P5"><text:span text:style-name="T2">Eth-Rx</text:span></text:p>
          </draw:rect>
          <draw:rect draw:style-name="gr12" draw:text-style-name="P10" draw:layer="layout" svg:width="1.582cm" svg:height="0.523cm" svg:x="8.468cm" svg:y="16.887cm">
            <text:p text:style-name="P5"><text:span text:style-name="T2">Eth-Tx</text:span></text:p>
          </draw:rect>
        </draw:g>
        <draw:g>
          <draw:rect draw:style-name="gr8" draw:text-style-name="P1" draw:layer="layout" svg:width="3.721cm" svg:height="1.25cm" svg:x="14.075cm" svg:y="14.45cm">
            <text:p/>
          </draw:rect>
          <draw:frame draw:style-name="gr13" draw:text-style-name="P9" draw:layer="layout" svg:width="1.943cm" svg:height="1.055cm" svg:x="15.072cm" svg:y="14.497cm">
            <draw:text-box>
              <text:p><text:span text:style-name="T4">MMIO</text:span></text:p>
            </draw:text-box>
          </draw:frame>
        </draw:g>
        <draw:g>
          <draw:g>
            <draw:rect draw:style-name="gr8" draw:text-style-name="P1" draw:layer="layout" svg:width="4.229cm" svg:height="1.667cm" svg:x="5.882cm" svg:y="14.4cm">
              <text:p/>
            </draw:rect>
            <draw:frame draw:style-name="gr14" draw:text-style-name="P9" draw:layer="layout" svg:width="1.778cm" svg:height="0.611cm" svg:x="5.882cm" svg:y="14.894cm">
              <draw:text-box>
                <text:p><text:span text:style-name="T4">ETH</text:span></text:p>
              </draw:text-box>
            </draw:frame>
          </draw:g>
        </draw:g>
        <draw:polyline draw:style-name="gr15" draw:text-style-name="P2" draw:layer="layout" svg:width="0.38cm" svg:height="1.743cm" svg:x="7.825cm" svg:y="9.11cm" svg:viewBox="0 0 381 1744" draw:points="0,0 0,791 381,791 381,1744">
          <text:p/>
        </draw:polyline>
        <draw:polyline draw:style-name="gr15" draw:text-style-name="P2" draw:layer="layout" svg:width="0.38cm" svg:height="1.743cm" svg:x="8.725cm" svg:y="9.111cm" svg:viewBox="0 0 381 1744" draw:points="381,0 381,791 0,791 0,1744">
          <text:p/>
        </draw:polyline>
        <draw:polyline draw:style-name="gr15" draw:text-style-name="P2" draw:layer="layout" svg:width="0.38cm" svg:height="1.743cm" svg:x="15.326cm" svg:y="9.111cm" svg:viewBox="0 0 381 1744" draw:points="0,0 0,791 381,791 381,1744">
          <text:p/>
        </draw:polyline>
        <draw:polyline draw:style-name="gr15" draw:text-style-name="P2" draw:layer="layout" svg:width="0.38cm" svg:height="1.743cm" svg:x="16.226cm" svg:y="9.112cm" svg:viewBox="0 0 381 1744" draw:points="381,0 381,791 0,791 0,1744">
          <text:p/>
        </draw:polyline>
        <draw:polyline draw:style-name="gr16" draw:text-style-name="P2" draw:layer="layout" svg:width="0cm" svg:height="1.269cm" svg:x="8.079cm" svg:y="13.192cm" svg:viewBox="0 0 0 1270" draw:points="0,0 0,791 0,1109 0,1270">
          <text:p/>
        </draw:polyline>
        <draw:polyline draw:style-name="gr17" draw:text-style-name="P2" draw:layer="layout" svg:width="0cm" svg:height="1.269cm" svg:x="8.879cm" svg:y="13.192cm" svg:viewBox="0 0 0 1270" draw:points="0,0 0,791 0,1109 0,1270">
          <text:p/>
        </draw:polyline>
        <draw:polyline draw:style-name="gr16" draw:text-style-name="P2" draw:layer="layout" svg:width="0cm" svg:height="1.269cm" svg:x="8.079cm" svg:y="15.792cm" svg:viewBox="0 0 0 1270" draw:points="0,0 0,791 0,1109 0,1270">
          <text:p/>
        </draw:polyline>
        <draw:polyline draw:style-name="gr17" draw:text-style-name="P2" draw:layer="layout" svg:width="0cm" svg:height="1.269cm" svg:x="8.879cm" svg:y="15.792cm" svg:viewBox="0 0 0 1270" draw:points="0,0 0,791 0,1109 0,1270">
          <text:p/>
        </draw:polyline>
        <draw:polyline draw:style-name="gr15" draw:text-style-name="P2" draw:layer="layout" svg:width="2.666cm" svg:height="0cm" svg:x="10.873cm" svg:y="11.587cm" svg:viewBox="0 0 2667 0" draw:points="0,0 791,0 1109,0 2667,0">
          <text:p/>
        </draw:polyline>
        <draw:polyline draw:style-name="gr15" draw:text-style-name="P2" draw:layer="layout" svg:width="2.666cm" svg:height="0cm" svg:x="10.874cm" svg:y="12.187cm" svg:viewBox="0 0 2667 0" draw:points="0,0 791,0 1109,0 2667,0">
          <text:p/>
        </draw:polyline>
        <draw:polyline draw:style-name="gr15" draw:text-style-name="P2" draw:layer="layout" svg:width="1.949cm" svg:height="0.38cm" svg:x="18.5cm" svg:y="10.933cm" svg:viewBox="0 0 1950 381" draw:points="0,381 921,381 921,0 1950,0">
          <text:p/>
        </draw:polyline>
        <draw:polyline draw:style-name="gr15" draw:text-style-name="P2" draw:layer="layout" svg:width="2.006cm" svg:height="0.38cm" svg:x="18.493cm" svg:y="12.033cm" svg:viewBox="0 0 2007 381" draw:points="0,0 948,0 948,381 2007,381">
          <text:p/>
        </draw:polyline>
        <draw:polyline draw:style-name="gr16" draw:text-style-name="P2" draw:layer="layout" svg:width="0cm" svg:height="1.275cm" svg:x="15.987cm" svg:y="13.2cm" svg:viewBox="0 0 0 1276" draw:points="0,0 0,725 0,1016 0,1276">
          <text:p/>
        </draw:polyline>
        <draw:polyline draw:style-name="gr16" draw:text-style-name="P2" draw:layer="layout" svg:width="3.225cm" svg:height="1.949cm" svg:x="10.964cm" svg:y="12.9cm" svg:viewBox="0 0 3226 1950" draw:points="0,0 1433,0 1433,1950 3226,1950">
          <text:p/>
        </draw:polyline>
        <draw:polyline draw:style-name="gr16" draw:text-style-name="P2" draw:layer="layout" svg:width="4.114cm" svg:height="0cm" svg:x="9.984cm" svg:y="15.413cm" svg:viewBox="0 0 4115 0" draw:points="0,0 2286,0 2322,0 4115,0">
          <text:p/>
        </draw:polyline>
        <draw:polyline draw:style-name="gr15" draw:text-style-name="P2" draw:layer="layout" svg:width="3.28cm" svg:height="0cm" svg:x="17.669cm" svg:y="14.905cm" svg:viewBox="0 0 3281 0" draw:points="0,0 2139,0 2112,0 3281,0">
          <text:p/>
        </draw:polyline>
        <draw:frame draw:style-name="gr18" draw:text-style-name="P4" draw:layer="layout" svg:width="2.354cm" svg:height="0.927cm" svg:x="4.296cm" svg:y="1cm">
          <draw:text-box>
            <text:p><text:span text:style-name="T1">ROLE</text:span></text:p>
          </draw:text-box>
        </draw:frame>
        <draw:frame draw:style-name="gr19" draw:text-style-name="P8" draw:layer="layout" svg:width="4.15cm" svg:height="1.617cm" svg:x="10.1cm" svg:y="1.033cm">
          <draw:text-box>
            <text:p><text:span text:style-name="T3">HelloKale</text:span></text:p>
          </draw:text-box>
        </draw:frame>
        <draw:rect draw:style-name="gr20" draw:text-style-name="P6" draw:layer="layout" svg:width="2.55cm" svg:height="0.523cm" svg:x="7.15cm" svg:y="6.886cm">
          <text:p text:style-name="P5"><text:span text:style-name="T2">SHELL</text:span></text:p>
        </draw:rect>
        <draw:rect draw:style-name="gr21" draw:text-style-name="P10" xml:id="id5" draw:id="id5" draw:layer="layout" svg:width="1.32cm" svg:height="0.523cm" svg:x="8.38cm" svg:y="6.387cm">
          <text:p text:style-name="P5"><text:span text:style-name="T2">Udp</text:span></text:p>
        </draw:rect>
        <draw:rect draw:style-name="gr21" draw:text-style-name="P10" xml:id="id6" draw:id="id6" draw:layer="layout" svg:width="1.286cm" svg:height="0.523cm" svg:x="7.15cm" svg:y="6.387cm">
          <text:p text:style-name="P5"><text:span text:style-name="T2">Tcp</text:span></text:p>
        </draw:rect>
        <draw:g>
          <draw:rect draw:style-name="gr20" draw:text-style-name="P6" draw:layer="layout" svg:width="2.55cm" svg:height="0.523cm" svg:x="14.65cm" svg:y="6.886cm">
            <text:p text:style-name="P5"><text:span text:style-name="T2">SHELL</text:span></text:p>
          </draw:rect>
          <draw:rect draw:style-name="gr21" draw:text-style-name="P10" draw:layer="layout" svg:width="1.32cm" svg:height="0.523cm" svg:x="15.88cm" svg:y="6.387cm">
            <text:p text:style-name="P5"><text:span text:style-name="T2">Mp1</text:span></text:p>
          </draw:rect>
          <draw:rect draw:style-name="gr21" draw:text-style-name="P10" draw:layer="layout" svg:width="1.286cm" svg:height="0.523cm" svg:x="14.65cm" svg:y="6.387cm">
            <text:p text:style-name="P5"><text:span text:style-name="T2">Mp0</text:span></text:p>
          </draw:rect>
        </draw:g>
        <draw:rect draw:style-name="gr22" draw:text-style-name="P3" draw:layer="layout" svg:width="17.3cm" svg:height="6.4cm" svg:x="4.2cm" svg:y="1cm">
          <text:p/>
        </draw:rect>
        <draw:rect draw:style-name="gr23" draw:text-style-name="P11" xml:id="id4" draw:id="id4" draw:layer="layout" svg:width="2.469cm" svg:height="1.4cm" svg:x="5.516cm" svg:y="2.853cm">
          <text:p><text:span text:style-name="T5">TAF</text:span></text:p>
        </draw:rect>
        <draw:rect draw:style-name="gr23" draw:text-style-name="P11" xml:id="id2" draw:id="id2" draw:layer="layout" svg:width="2.469cm" svg:height="1.4cm" svg:x="8.883cm" svg:y="2.853cm">
          <text:p><text:span text:style-name="T5">UAF</text:span></text:p>
        </draw:rect>
        <draw:polyline draw:style-name="gr15" draw:text-style-name="P2" draw:layer="layout" svg:width="0.001cm" svg:height="1.149cm" svg:x="15.35cm" svg:y="5.301cm" svg:viewBox="0 0 2 1150" draw:points="2,1150 2,628 0,628 0,0">
          <text:p/>
        </draw:polyline>
        <draw:polyline draw:style-name="gr15" draw:text-style-name="P2" draw:layer="layout" svg:width="0.001cm" svg:height="1.149cm" svg:x="16.55cm" svg:y="5.302cm" svg:viewBox="0 0 2 1150" draw:points="2,1150 2,628 0,628 0,0">
          <text:p/>
        </draw:polyline>
        <draw:frame draw:style-name="gr18" draw:text-style-name="P4" draw:layer="layout" svg:width="2.354cm" svg:height="0.927cm" svg:x="1.696cm" svg:y="0.702cm">
          <draw:text-box>
            <text:p><text:span text:style-name="T1">TOP</text:span></text:p>
          </draw:text-box>
        </draw:frame>
        <draw:custom-shape draw:style-name="gr24" draw:text-style-name="P12" draw:layer="layout" svg:width="0.5cm" svg:height="1.05cm" svg:x="7.55cm" svg:y="7.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12" draw:layer="layout" svg:width="0.5cm" svg:height="1.05cm" svg:x="8.751cm" svg:y="7.25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12" draw:layer="layout" svg:width="0.5cm" svg:height="1.05cm" svg:x="15.052cm" svg:y="7.25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12" draw:layer="layout" svg:width="0.5cm" svg:height="1.05cm" svg:x="16.253cm" svg:y="7.2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23" draw:text-style-name="P1" xml:id="id3" draw:id="id3" draw:layer="layout" svg:width="2.469cm" svg:height="0.713cm" svg:x="5.516cm" svg:y="4.85cm">
          <text:p>TSIF</text:p>
        </draw:rect>
        <draw:rect draw:style-name="gr23" draw:text-style-name="P1" xml:id="id1" draw:id="id1" draw:layer="layout" svg:width="2.469cm" svg:height="0.663cm" svg:x="8.883cm" svg:y="4.9cm">
          <text:p>USIF</text:p>
        </draw:rect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OpenSymbol2" svg:font-family="OpenSymbol, 'Arial Unicode MS'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0cm" fo:margin-bottom="0cm" fo:margin-left="0cm" fo:margin-right="0cm" fo:page-width="25.425cm" fo:page-height="19.0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09-04-16T11:32:18.87</meta:creation-date>
    <meta:editing-duration>P3DT4M14S</meta:editing-duration>
    <meta:editing-cycles>150</meta:editing-cycles>
    <meta:generator>LibreOffice/7.2.5.2$Windows_X86_64 LibreOffice_project/499f9727c189e6ef3471021d6132d4c694f357e5</meta:generator>
    <dc:date>2022-01-22T11:43:07.146000000</dc:date>
    <dc:creator>Francois Abel</dc:creator>
    <meta:printed-by>Francois Abel</meta:printed-by>
    <meta:print-date>2018-01-29T17:34:31.89</meta:print-date>
    <meta:document-statistic meta:object-count="81"/>
  </office:meta>
</office:document-meta>
</file>